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SO" table:style-name="ta1">
        <table:table-column table:style-name="co1" table:number-columns-repeated="4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Assets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arket Share (FY24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hite Oil: 51.6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tor Gasoline: 45.8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et Fuel: 99.1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esel: 53.2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ubricants: 26.9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PG Sales: 49,111 tons (+22% Yo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Operational Achievements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Automated Terminals: 2 new ones at Mehmoodkot and Shikarpur, totaling 5 terminals.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LPG Sales: Record volume of 49,111 tons; launched LPG Blue in Northern Pakista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NG Procurement: 105 cargoes imported under long-term contracts (+6.9% YoY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tail Integration: 1,000 outlets connected to the central system; 200+ sites in progres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ew Customers: 63,000 added to DIGICASH (total: ~335,000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eign Currency Contribution: USD 278 million by refueling international airline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tail Network Expansion: 101 new retail outlets (total: 3,580) and 50 new convenience stores (total: 240+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orage Capacity: Increased by 91,000 tons, reaching 1.24 million tons (92% tank availability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QMS: Deployed at 2 more locations for tanker management (total: 5 locations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orage Rehabilitation: 48,000 tons refurbished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inancial Perform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ross Revenue: PKR 3.8 trillion (up from PKR 3.6 trillion in FY23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fit after Tax: PKR 15.9 billio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oup Profit: PKR 18.3 billion (including PRL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vidend: PKR 10 per share (100% yield)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iversification and Growth Initiativ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enture Capital Investments: Supporting startups and fostering innovatio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newable Energy: Solar projects and mini-grids under developmen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n-Fuel Retail: Expanded services like cafés, auto care, and convenience store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-commerce Platform: Offering home services (lubricants, car wash, grocery pre-orders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ntech Expansion: Cerisma received EMI license for building a digital financial highway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Operational Efficiency and Digital Transforma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cess Optimization: Reduced processes from 760 to 430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I Integration: Implemented for predictive analysis and real-time operations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ustainability Foc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ergy-Efficient Technologies: Cutting costs while promoting ESG initiative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rbon Footprint Reduction: Committed to sustainable practices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hallenges Address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rcular Debt: Managed exposure with PKR 8.8 billion reduction and PKR 7.1 billion claim recovery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nancial Discipline: Focus on receivables recovery and reducing high financing costs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trategic Partnerships and Future Outloo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ipeline Projects: Collaborating with FWO and ISGS on the White Oil Pipeline (Lahore to Peshawar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rtnerships with Blue-Chip Companies: Enhancing operations and product offering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SR Initiatives: AI-powered doctors and tutors for community service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ture Plans: Expanding fintech, renewables, and clean energy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wards &amp; Recogni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rgest Tax Payer Excellence Award: By Pakistan’s Prime Minister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rporate Excellence and Best Corporate Report Awards: 2022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orporate Social Responsibility (CSR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tal CSR Spending: PKR 350 million for healthcare, education, disaster relief, and environmental effort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co-Street Initiative: Constructed roads from recycled plastic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Investor Takeawa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rong Performance &amp; Market Leadership: Solid position in white oil and jet fuel market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versification: Expansion into fintech, e-commerce, and non-fuel retail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stainability &amp; Innovation: Focus on ESG, AI, and renewable energy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sks: Circular debt remains a challenge, but recovery efforts are ongoing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active Dividend Yield: Profitability and dividend payout highlight long-term value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11:08:17.369854952</meta:creation-date>
    <dc:date>2024-10-19T11:58:40.059623388</dc:date>
    <meta:editing-duration>PT39M47S</meta:editing-duration>
    <meta:editing-cycles>22</meta:editing-cycles>
    <meta:generator>LibreOffice/24.2.6.2$Linux_X86_64 LibreOffice_project/420$Build-2</meta:generator>
    <meta:document-statistic meta:table-count="1" meta:cell-count="56" meta:object-count="0"/>
  </office:meta>
</office:document-meta>
</file>